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M Mono 12" svg:font-family="'LM Mono 12'" style:font-pitch="fixed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Comfortaa Light1" svg:font-family="'Comfortaa Light'" style:font-adornments="Light" style:font-pitch="variable"/>
    <style:font-face style:name="DejaVu Math TeX Gyre" svg:font-family="'DejaVu Math TeX Gyre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c2c2c"/>
    </style:style>
    <style:style style:name="gr1" style:family="graphic" style:parent-style-name="standard">
      <style:graphic-properties svg:stroke-color="#6ce200" draw:fill-color="#6ce200" draw:textarea-horizontal-align="justify" draw:textarea-vertical-align="middle" draw:auto-grow-height="false" fo:min-height="1.368cm" fo:min-width="1.207cm"/>
    </style:style>
    <style:style style:name="gr2" style:family="graphic" style:parent-style-name="standard">
      <style:graphic-properties svg:stroke-color="#6ce200" draw:fill-color="#6ce200" draw:opacity="100%" draw:textarea-horizontal-align="justify" draw:textarea-vertical-align="middle" draw:auto-grow-height="false" fo:min-height="1.368cm" fo:min-width="1.207cm"/>
    </style:style>
    <style:style style:name="gr3" style:family="graphic" style:parent-style-name="standard">
      <style:graphic-properties svg:stroke-color="#6ce200" draw:fill-color="#6ce200" draw:textarea-horizontal-align="justify" draw:textarea-vertical-align="middle" draw:auto-grow-height="false" fo:min-height="2.984cm" fo:min-width="2.823cm"/>
    </style:style>
    <style:style style:name="gr4" style:family="graphic" style:parent-style-name="standard">
      <style:graphic-properties svg:stroke-color="#6ce200" draw:fill-color="#6ce200" draw:textarea-horizontal-align="justify" draw:textarea-vertical-align="middle" draw:auto-grow-height="false" fo:min-height="0.344cm" fo:min-width="5.8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65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1.753cm" fo:min-width="0cm"/>
      <style:paragraph-properties style:writing-mode="lr-tb"/>
    </style:style>
    <style:style style:name="P1" style:family="paragraph">
      <loext:graphic-properties draw:fill-color="#6ce200"/>
      <style:paragraph-properties fo:text-align="center"/>
    </style:style>
    <style:style style:name="P2" style:family="paragraph">
      <loext:graphic-properties draw:fill-color="#6ce200" draw:opacity="100%"/>
      <style:paragraph-properties fo:text-align="center"/>
    </style:style>
    <style:style style:name="P3" style:family="paragraph">
      <style:paragraph-properties fo:text-align="end"/>
      <style:text-properties style:font-name="Cousine" fo:font-size="32pt" style:font-size-asian="32pt" style:font-size-complex="32pt"/>
    </style:style>
    <style:style style:name="P4" style:family="paragraph">
      <loext:graphic-properties draw:fill="none" draw:fill-color="#ffffff"/>
      <style:paragraph-properties fo:text-align="end"/>
      <style:text-properties style:font-name="Cousine" fo:font-size="32pt" style:font-size-asian="32pt" style:font-size-complex="32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center"/>
      <style:text-properties style:font-name="Cousine" fo:font-size="32pt" style:font-size-asian="32pt" style:font-size-complex="32pt"/>
    </style:style>
    <style:style style:name="T1" style:family="text">
      <style:text-properties style:font-name="Cousine" fo:font-size="48pt" style:font-size-asian="48pt" style:font-size-complex="48pt"/>
    </style:style>
    <style:style style:name="T2" style:family="text">
      <style:text-properties style:font-name="Cousin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286cm" svg:x="0.381cm" svg:y="0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13cm" svg:height="2.286cm" svg:x="4.191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13cm" svg:height="2.286cm" svg:x="7.36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13cm" svg:height="2.286cm" svg:x="9.525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699cm" svg:height="4.572cm" svg:x="1.778cm" svg:y="5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7.227cm" svg:height="1.188cm" draw:transform="rotate (1.89490396889024) translate (2.938cm 7.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7.227cm" svg:height="1.188cm" draw:transform="rotate (1.32784649491729) translate (3.33cm 7.7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7.227cm" svg:height="1.188cm" draw:transform="rotate (0.863588913886794) translate (4.18cm 7.6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7.227cm" svg:height="1.188cm" draw:transform="rotate (0.175929188601028) translate (4.445cm 7.5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16.51cm" svg:height="2.169cm" svg:x="10.668cm" svg:y="3.546cm">
          <draw:text-box>
            <text:p text:style-name="P3"><text:span text:style-name="T1">DATA-SCIENCE.LT</text:span></text:p>
          </draw:text-box>
        </draw:frame>
        <draw:frame draw:style-name="gr6" draw:text-style-name="P6" draw:layer="layout" svg:width="19.304cm" svg:height="2.003cm" svg:x="7.747cm" svg:y="8.157cm">
          <draw:text-box>
            <text:p text:style-name="P5"><text:span text:style-name="T2">Linux R Python Arduino Raspberryp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M Mono 12" svg:font-family="'LM Mono 12'" style:font-pitch="fixed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Comfortaa Light1" svg:font-family="'Comfortaa Light'" style:font-adornments="Light" style:font-pitch="variable"/>
    <style:font-face style:name="DejaVu Math TeX Gyre" svg:font-family="'DejaVu Math TeX Gyre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07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30T18:00:00.583112908</meta:creation-date>
    <dc:date>2020-05-30T18:32:37.286514937</dc:date>
    <meta:editing-duration>PT20M38S</meta:editing-duration>
    <meta:editing-cycles>4</meta:editing-cycles>
    <meta:generator>LibreOffice/6.4.4.2$Linux_X86_64 LibreOffice_project/40$Build-2</meta:generator>
    <meta:document-statistic meta:object-count="11"/>
  </office:meta>
</office:document-meta>
</file>